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2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7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Separador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17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7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3"/>
            <table:table-cell table:style-name="ce55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9" office:value-type="string" calcext:value-type="string">
              <text:p>SALDO DEVEDOR</text:p>
            </table:table-cell>
            <table:table-cell table:style-name="ce55" office:value-type="string" calcext:value-type="string">
              <text:p>OBS.:</text:p>
            </table:table-cell>
            <table:table-cell table:style-name="ce62" table:number-columns-repeated="247"/>
          </table:table-row>
        </table:table-header-rows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8" office:value-type="string" calcext:value-type="string">
            <text:p>Mens. 09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0-01" calcext:value-type="date">
            <text:p>01/10/2024</text:p>
          </table:table-cell>
          <table:table-cell table:style-name="ce60" table:formula="of:=[.C2]-[.F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8" office:value-type="string" calcext:value-type="string">
            <text:p>Mens. 10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1-01" calcext:value-type="date">
            <text:p>01/11/2024</text:p>
          </table:table-cell>
          <table:table-cell table:style-name="ce60" table:formula="of:=[.C3]-[.F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8" office:value-type="string" calcext:value-type="string">
            <text:p>Mens. 11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2-01" calcext:value-type="date">
            <text:p>01/12/2024</text:p>
          </table:table-cell>
          <table:table-cell table:style-name="ce60" table:formula="of:=[.C4]-[.F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8" office:value-type="string" calcext:value-type="string">
            <text:p>Mens. 12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5-01-03" calcext:value-type="date">
            <text:p>03/01/2025</text:p>
          </table:table-cell>
          <table:table-cell table:style-name="ce60" table:formula="of:=[.C5]-[.F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8" office:value-type="string" calcext:value-type="string">
            <text:p>Mens. 01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2-03" calcext:value-type="date">
            <text:p>03/02/2025</text:p>
          </table:table-cell>
          <table:table-cell table:style-name="ce60" table:formula="of:=[.C6]-[.F6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8" office:value-type="string" calcext:value-type="string">
            <text:p>Mens. 02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3-02" calcext:value-type="date">
            <text:p>02/03/2025</text:p>
          </table:table-cell>
          <table:table-cell table:style-name="ce60" table:formula="of:=[.C7]-[.F7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8" office:value-type="string" calcext:value-type="string">
            <text:p>Mens. 03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4-03" calcext:value-type="date">
            <text:p>03/04/2025</text:p>
          </table:table-cell>
          <table:table-cell table:style-name="ce60" table:formula="of:=[.C8]-[.F8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8" office:value-type="string" calcext:value-type="string">
            <text:p>Mens. 04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5-02" calcext:value-type="date">
            <text:p>02/05/2025</text:p>
          </table:table-cell>
          <table:table-cell table:style-name="ce60" table:formula="of:=[.C9]-[.F9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8" office:value-type="string" calcext:value-type="string">
            <text:p>Mens. 05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6-02" calcext:value-type="date">
            <text:p>02/06/2025</text:p>
          </table:table-cell>
          <table:table-cell table:style-name="ce60" table:formula="of:=[.C10]-[.F10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8" office:value-type="string" calcext:value-type="string">
            <text:p>Mens. 06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7-02" calcext:value-type="date">
            <text:p>02/07/2025</text:p>
          </table:table-cell>
          <table:table-cell table:style-name="ce60" table:formula="of:=[.C11]-[.F11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8" office:value-type="string" calcext:value-type="string">
            <text:p>Mens. 07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8-05" calcext:value-type="date">
            <text:p>05/08/2025</text:p>
          </table:table-cell>
          <table:table-cell table:style-name="ce60" table:formula="of:=[.C12]-[.F1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8" office:value-type="string" calcext:value-type="string">
            <text:p>Mens. 08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9-06" calcext:value-type="date">
            <text:p>06/09/2025</text:p>
          </table:table-cell>
          <table:table-cell table:style-name="ce60" table:formula="of:=[.C13]-[.F1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8" office:value-type="string" calcext:value-type="string">
            <text:p>Mens. 09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4"/>
          <table:table-cell table:style-name="ce60" table:formula="of:=[.C14]-[.F14]" office:value-type="float" office:value="260" calcext:value-type="float">
            <text:p>260,00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5" table:number-columns-repeated="6"/>
          <table:table-cell table:style-name="ce58" office:value-type="string" calcext:value-type="string">
            <text:p>TOTAL</text:p>
          </table:table-cell>
          <table:table-cell table:style-name="ce50" table:formula="of:=SUM([.H2:.H14])" office:value-type="float" office:value="260" calcext:value-type="float">
            <text:p>260,00</text:p>
          </table:table-cell>
          <table:table-cell table:style-name="ce55"/>
          <table:table-cell table:style-name="ce62" table:number-columns-repeated="247"/>
        </table:table-row>
        <table:table-row table:style-name="ro2" table:number-rows-repeated="31980">
          <table:table-cell table:style-name="ce46"/>
          <table:table-cell table:style-name="ce49"/>
          <table:table-cell table:style-name="ce52" table:number-columns-repeated="2"/>
          <table:table-cell table:style-name="ce57"/>
          <table:table-cell table:style-name="ce52"/>
          <table:table-cell table:style-name="ce46"/>
          <table:table-cell table:style-name="ce52"/>
          <table:table-cell table:style-name="ce57"/>
          <table:table-cell table:style-name="ce62" table:number-columns-repeated="247"/>
        </table:table-row>
        <table:table-row table:style-name="ro2" table:number-rows-repeated="3353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time-style style:name="N120">
      <number:minutes number:style="long"/>
      <number:text>:</number:text>
      <number:seconds number:style="long"/>
    </number:time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0"/>
      <number:text> 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min-integer-digits="1"/>
    </number:number-style>
    <number:number-style style:name="N129P1" style:volatile="true">
      <number:number number:min-integer-digits="1"/>
    </number:number-style>
    <number:number-style style:name="N12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">
      <number:text>- 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number-style style:name="N135P0" style:volatile="true">
      <number:text>R$""""""""""""""""""""""""""""""""""""""""""""""""""</number:text>
    </number:number-style>
    <number:number-style style:name="N135">
      <number:text>(R$""""""""""""""""""""""""""""""""""""""""""""""""""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9">
      <number:text>(</number:text>
      <number:currency-symbol/>
      <number:text>\,)</number:text>
      <style:map style:condition="value()&gt;=0" style:apply-style-name="N139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date-style style:name="N144">
      <number:month number:style="long"/>
      <number:text>/</number:text>
      <number:year number:style="long"/>
    </number:date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 DM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">
      <number:text>-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""""""""""""""""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P1" style:volatile="true">
      <number:text>R$(""""""""""""""""""""""""""""""""""""""""""""""""""</number:text>
    </number:number-style>
    <number:number-style style:name="N162">
      <number:text>R$-"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P0" style:volatile="true">
      <number:text>R$""""""""""""""""""""""""""""""""""""""""""""""""""</number:text>
    </number:number-style>
    <number:number-style style:name="N168">
      <style:text-properties fo:color="#ff0000"/>
      <number:text>(R$""""""""""""""""""""""""""""""""""""""""""""""""""</number:text>
      <style:map style:condition="value()&gt;=0" style:apply-style-name="N168P0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number number:decimal-places="2" number:min-decimal-places="2" number:min-integer-digits="1" number:grouping="true"/>
    </number:number-style>
    <number:number-style style:name="N17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2">
      <number:text>-</number:text>
      <number:number number:decimal-places="0" number:min-decimal-places="0" number:min-integer-digits="0"/>
      <style:map style:condition="value()&gt;0" style:apply-style-name="N172P0"/>
      <style:map style:condition="value()&lt;0" style:apply-style-name="N172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6.718860108">00:00:00</text:time></text:span><text:span text:style-name="MT2"><text:s/></text:span></text:p>
        </style:region-center>
        <style:region-right>
          <text:p><text:span text:style-name="MT3">Organização Lemes Funerári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Organização Lemes Funerária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6.7216710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10-01T10:56:47.123184288</dc:date>
    <meta:print-date>2016-08-26T13:19:57</meta:print-date>
    <dc:language>pt-PT</dc:language>
    <meta:editing-cycles>589</meta:editing-cycles>
    <meta:editing-duration>PT15H21M52S</meta:editing-duration>
    <meta:printed-by>Carlos Augusto Marcicano</meta:printed-by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